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8cm" svg:height="1cm" svg:x="4cm" svg:y="6.8cm">
          <text:p text:style-name="P1">/uri-lookup/<text:span text:style-name="T1">combined</text:span>/{term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8cm" svg:height="1cm" svg:x="4cm" svg:y="8.3cm">
          <text:p text:style-name="P1">/uri-lookup/<text:span text:style-name="T2">dbpedia</text:span>/{term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8cm" svg:height="1cm" svg:x="4cm" svg:y="9.8cm">
          <text:p text:style-name="P1">/uri-lookup/<text:span text:style-name="T2">uberblic</text:span>/{term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8cm" svg:height="1cm" svg:x="4cm" svg:y="11.3cm">
          <text:p text:style-name="P1">/uri-lookup/<text:span text:style-name="T2">freebase</text:span>/{term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8cm" svg:height="1cm" svg:x="4cm" svg:y="12.8cm">
          <text:p text:style-name="P1">/uri-lookup/<text:span text:style-name="T2">sindice</text:span>/{term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2cm" svg:y1="8.8cm" svg:x2="12cm" svg:y2="7.3cm" draw:start-shape="id1" draw:start-glue-point="1" draw:end-shape="id2" draw:end-glue-point="1" svg:d="m12000 8800c2825 0 2825-1500 0-1500">
          <text:p/>
        </draw:connector>
        <draw:connector draw:style-name="gr2" draw:text-style-name="P1" draw:layer="layout" draw:type="curve" svg:x1="12cm" svg:y1="8.8cm" svg:x2="12cm" svg:y2="10.3cm" draw:start-shape="id1" draw:start-glue-point="1" draw:end-shape="id3" svg:d="m12000 8800c2825 0 2825 1500 0 1500">
          <text:p/>
        </draw:connector>
        <draw:connector draw:style-name="gr2" draw:text-style-name="P1" draw:layer="layout" draw:type="curve" draw:line-skew="2.027cm" svg:x1="12cm" svg:y1="8.8cm" svg:x2="12cm" svg:y2="11.8cm" draw:start-shape="id1" draw:start-glue-point="1" draw:end-shape="id4" svg:d="m12000 8800c3828 0 3828 3000 0 3000">
          <text:p/>
        </draw:connector>
        <draw:connector draw:style-name="gr2" draw:text-style-name="P1" draw:layer="layout" draw:type="curve" draw:line-skew="2.545cm" svg:x1="12cm" svg:y1="8.8cm" svg:x2="12cm" svg:y2="13.3cm" draw:start-shape="id1" draw:start-glue-point="1" draw:end-shape="id5" svg:d="m12000 8800c4605 0 4605 4500 0 4500">
          <text:p/>
        </draw:connector>
        <draw:connector draw:style-name="gr3" draw:text-style-name="P1" draw:layer="layout" draw:type="curve" svg:x1="12cm" svg:y1="7.3cm" svg:x2="12cm" svg:y2="8.8cm" draw:start-shape="id2" draw:start-glue-point="1" draw:end-shape="id1" draw:end-glue-point="1" svg:d="m12000 7300c787 0 787 1500 0 1500">
          <text:p/>
        </draw:connector>
        <draw:connector draw:style-name="gr3" draw:text-style-name="P1" draw:layer="layout" draw:type="curve" draw:line-skew="0.213cm" svg:x1="12cm" svg:y1="7.3cm" svg:x2="12cm" svg:y2="10.3cm" draw:start-shape="id2" draw:start-glue-point="1" draw:end-shape="id3" svg:d="m12000 7300c1107 0 1107 3000 0 3000">
          <text:p/>
        </draw:connector>
        <draw:connector draw:style-name="gr3" draw:text-style-name="P1" draw:layer="layout" draw:type="curve" draw:line-skew="0.713cm" svg:x1="12cm" svg:y1="7.3cm" svg:x2="12cm" svg:y2="11.8cm" draw:start-shape="id2" draw:start-glue-point="1" draw:end-shape="id4" svg:d="m12000 7300c1857 0 1857 4500 0 4500">
          <text:p/>
        </draw:connector>
        <draw:connector draw:style-name="gr3" draw:text-style-name="P1" draw:layer="layout" draw:type="curve" draw:line-skew="1.713cm" svg:x1="12cm" svg:y1="7.3cm" svg:x2="12cm" svg:y2="13.3cm" draw:start-shape="id2" draw:start-glue-point="1" draw:end-shape="id5" draw:end-glue-point="1" svg:d="m12000 7300c3357 0 3357 6000 0 6000">
          <text:p/>
        </draw:connector>
        <draw:connector draw:style-name="gr4" draw:text-style-name="P1" draw:layer="layout" draw:type="curve" svg:x1="12cm" svg:y1="10.3cm" svg:x2="12cm" svg:y2="8.8cm" draw:start-shape="id3" draw:start-glue-point="1" draw:end-shape="id1" draw:end-glue-point="1" svg:d="m12000 10300c787 0 787-1500 0-1500">
          <text:p/>
        </draw:connector>
        <draw:connector draw:style-name="gr4" draw:text-style-name="P1" draw:layer="layout" draw:type="curve" svg:x1="12cm" svg:y1="10.3cm" svg:x2="12cm" svg:y2="11.8cm" draw:start-shape="id3" draw:start-glue-point="1" draw:end-shape="id4" draw:end-glue-point="1" svg:d="m12000 10300c787 0 787 1500 0 1500">
          <text:p/>
        </draw:connector>
        <draw:connector draw:style-name="gr4" draw:text-style-name="P1" draw:layer="layout" draw:type="curve" draw:line-skew="0.762cm" svg:x1="12.196cm" svg:y1="10.302cm" svg:x2="12cm" svg:y2="13.3cm" draw:end-shape="id5" draw:end-glue-point="1" svg:d="m12196 10302c1636 0 1734 2998-196 2998">
          <text:p/>
        </draw:connector>
        <draw:connector draw:style-name="gr4" draw:text-style-name="P1" draw:layer="layout" draw:type="curve" draw:line-skew="0.713cm" svg:x1="12cm" svg:y1="10.3cm" svg:x2="12cm" svg:y2="7.3cm" draw:start-shape="id3" draw:start-glue-point="1" draw:end-shape="id2" draw:end-glue-point="1" svg:d="m12000 10300c1857 0 1857-3000 0-3000">
          <text:p/>
        </draw:connector>
        <draw:connector draw:style-name="gr5" draw:text-style-name="P1" draw:layer="layout" draw:type="curve" draw:line-skew="0.213cm" svg:x1="12cm" svg:y1="11.8cm" svg:x2="12cm" svg:y2="10.3cm" draw:start-shape="id4" draw:start-glue-point="1" draw:end-shape="id3" svg:d="m12000 11800c1107 0 1107-1500 0-1500">
          <text:p/>
        </draw:connector>
        <draw:connector draw:style-name="gr5" draw:text-style-name="P1" draw:layer="layout" draw:type="curve" draw:line-skew="0.213cm" svg:x1="12cm" svg:y1="11.8cm" svg:x2="12cm" svg:y2="8.8cm" draw:start-shape="id4" draw:start-glue-point="1" draw:end-shape="id1" draw:end-glue-point="1" svg:d="m12000 11800c1107 0 1107-3000 0-3000">
          <text:p/>
        </draw:connector>
        <draw:connector draw:style-name="gr5" draw:text-style-name="P1" draw:layer="layout" draw:type="curve" draw:line-skew="1.213cm" svg:x1="12cm" svg:y1="11.8cm" svg:x2="12cm" svg:y2="7.3cm" draw:start-shape="id4" draw:start-glue-point="1" draw:end-shape="id2" draw:end-glue-point="1" svg:d="m12000 11800c2607 0 2607-4500 0-4500">
          <text:p/>
        </draw:connector>
        <draw:connector draw:style-name="gr5" draw:text-style-name="P1" draw:layer="layout" draw:type="curve" svg:x1="12cm" svg:y1="11.8cm" svg:x2="12cm" svg:y2="13.3cm" draw:start-shape="id4" draw:start-glue-point="1" draw:end-shape="id5" draw:end-glue-point="1" svg:d="m12000 11800c787 0 787 1500 0 1500">
          <text:p/>
        </draw:connector>
        <draw:connector draw:style-name="gr6" draw:text-style-name="P1" draw:layer="layout" draw:type="curve" draw:line-skew="-0.287cm" svg:x1="12cm" svg:y1="13.3cm" svg:x2="12cm" svg:y2="11.8cm" draw:start-shape="id5" draw:start-glue-point="1" draw:end-shape="id4" svg:d="m12000 13300c357 0 357-1500 0-1500">
          <text:p/>
        </draw:connector>
        <draw:connector draw:style-name="gr6" draw:text-style-name="P1" draw:layer="layout" draw:type="curve" draw:line-skew="1.213cm" svg:x1="12cm" svg:y1="13.3cm" svg:x2="12cm" svg:y2="10.3cm" draw:start-shape="id5" draw:start-glue-point="1" draw:end-shape="id3" svg:d="m12000 13300c2607 0 2607-3000 0-3000">
          <text:p/>
        </draw:connector>
        <draw:connector draw:style-name="gr6" draw:text-style-name="P1" draw:layer="layout" draw:type="curve" draw:line-skew="1.213cm" svg:x1="12cm" svg:y1="13.3cm" svg:x2="12cm" svg:y2="8.8cm" draw:start-shape="id5" draw:start-glue-point="1" draw:end-shape="id1" draw:end-glue-point="1" svg:d="m12000 13300c2607 0 2607-4500 0-4500">
          <text:p/>
        </draw:connector>
        <draw:connector draw:style-name="gr6" draw:text-style-name="P1" draw:layer="layout" draw:type="curve" draw:line-skew="2.213cm" svg:x1="12cm" svg:y1="13.3cm" svg:x2="12cm" svg:y2="7.3cm" draw:start-shape="id5" draw:start-glue-point="1" draw:end-shape="id2" draw:end-glue-point="1" svg:d="m12000 13300c4107 0 4107-6000 0-6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Steiner</meta:initial-creator>
    <meta:creation-date>2011-02-09T12:47:15</meta:creation-date>
    <dc:date>2011-02-09T13:26:44</dc:date>
    <dc:creator>Thomas Steiner</dc:creator>
    <meta:editing-duration>PT00H09M05S</meta:editing-duration>
    <meta:editing-cycles>1</meta:editing-cycles>
    <meta:document-statistic meta:object-count="25"/>
    <meta:generator>OpenOffice.org/3.2$Unix OpenOffice.org_project/320m18$Build-9502</meta:generator>
  </office:meta>
</office:document-meta>
</file>